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54.73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24.59mm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4">
          <table:table-cell table:style-name="ce1" office:value-type="string" calcext:value-type="string">
            <text:p><text:a xlink:href="python://setLang(lang%20or%20%22en_US%22)" xlink:type="simple">setLang(lang or "en_US")</text:a>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EA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Stock real</text:p>
          </table:table-cell>
          <table:table-cell table:style-name="ce2" office:value-type="string" calcext:value-type="string">
            <text:p>Stock virtual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pricelist.name" xlink:type="simple">pricelist.nam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office:value-type="string" calcext:value-type="string">
            <text:p><text:a xlink:href="python://for%20each=%22product%20in%20products%22" xlink:type="simple">for each product</text:a></text:p>
          </table:table-cell>
          <table:table-cell table:style-name="ce2" table:number-columns-repeated="8"/>
        </table:table-row>
        <table:table-row table:style-name="ro4">
          <table:table-cell office:value-type="string" calcext:value-type="string">
            <text:p><text:a xlink:href="python://product.barcode" xlink:type="simple">product.ean13</text:a></text:p>
          </table:table-cell>
          <table:table-cell table:style-name="ce2" office:value-type="string" calcext:value-type="string">
            <text:p><text:a xlink:href="python://product.default_code" xlink:type="simple">product.default_code</text:a></text:p>
          </table:table-cell>
          <table:table-cell table:style-name="ce2" office:value-type="string" calcext:value-type="string">
            <text:p><text:a xlink:href="python://get_description(product,%20print_product_uom)" xlink:type="simple">get_description</text:a></text:p>
          </table:table-cell>
          <table:table-cell table:style-name="ce2" office:value-type="string" calcext:value-type="string">
            <text:p><text:a xlink:href="python://product.categ_id.display_name" xlink:type="simple">product.categ_id.display_name</text:a></text:p>
          </table:table-cell>
          <table:table-cell table:style-name="ce2" office:value-type="string" calcext:value-type="string">
            <text:p><text:a xlink:href="python://product.qty_available" xlink:type="simple">product.qty_available</text:a></text:p>
          </table:table-cell>
          <table:table-cell table:style-name="ce2" office:value-type="string" calcext:value-type="string">
            <text:p><text:a xlink:href="python://product.virtual_available" xlink:type="simple">product.virtual_available</text:a>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formatLang(get_price(product,%20pricelist),monetary=True)" xlink:type="simple">product.pric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table:style-name="Default"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<text:a xlink:href="python://context.get('taxes_included')%20and%20'Los%20precios%20incluyen%20impuestos'%20or%20'Los%20precios%20no%20incluyen%20impuestos'" xlink:type="simple">python://context.get('taxes_included') and 'Los precios incluyen impuestos' or 'Los precios no incluyen impuestos'</text:a>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 style:data-style-name="N2" text:time-value="13:54:56.803600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5.1.6.2$Linux_X86_64 LibreOffice_project/10m0$Build-2</meta:generator>
    <dc:date>2019-02-08T13:55:40.452454802</dc:date>
    <meta:editing-duration>PT5H21M57S</meta:editing-duration>
    <meta:editing-cycles>73</meta:editing-cycles>
    <meta:document-statistic meta:table-count="3" meta:cell-count="22" meta:object-count="0"/>
  </office:meta>
</office:document-meta>
</file>